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416cm" style:rel-column-width="5460*"/>
    </style:style>
    <style:style style:name="Tabela1.B" style:family="table-column">
      <style:table-column-properties style:column-width="1.416cm" style:rel-column-width="5461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ela1.L1" style:family="table-cell">
      <style:table-cell-properties fo:padding="0.097cm" fo:border="0.5pt solid #000000" style:writing-mode="page"/>
    </style:style>
    <style:style style:name="Tabela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L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.889cm" style:rel-column-width="7281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H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I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09beef" officeooo:paragraph-rsid="0009beef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09beef" officeooo:paragraph-rsid="0009beef" style:font-weight-asian="normal" style:font-weight-complex="normal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Heading_20_1">
      <style:paragraph-properties fo:break-before="page"/>
      <style:text-properties officeooo:rsid="000c4d8e" officeooo:paragraph-rsid="000c4d8e"/>
    </style:style>
    <style:style style:name="P7" style:family="paragraph" style:parent-style-name="Heading_20_1">
      <style:paragraph-properties fo:text-align="justify" style:justify-single-word="false" fo:break-before="page"/>
      <style:text-properties officeooo:rsid="000c4d8e" officeooo:paragraph-rsid="000c4d8e"/>
    </style:style>
    <style:style style:name="P8" style:family="paragraph" style:parent-style-name="Heading_20_1">
      <style:paragraph-properties fo:break-before="page"/>
      <style:text-properties officeooo:rsid="0011d54d" officeooo:paragraph-rsid="0011d54d"/>
    </style:style>
    <style:style style:name="P9" style:family="paragraph" style:parent-style-name="Heading_20_2">
      <style:text-properties officeooo:rsid="000c4d8e" officeooo:paragraph-rsid="000c4d8e"/>
    </style:style>
    <style:style style:name="P10" style:family="paragraph" style:parent-style-name="Heading_20_2">
      <style:paragraph-properties fo:break-before="page"/>
      <style:text-properties officeooo:rsid="000c4d8e" officeooo:paragraph-rsid="000c4d8e"/>
    </style:style>
    <style:style style:name="P11" style:family="paragraph" style:parent-style-name="Heading_20_2">
      <style:paragraph-properties fo:text-align="justify" style:justify-single-word="false"/>
      <style:text-properties officeooo:rsid="000c4d8e" officeooo:paragraph-rsid="000c4d8e"/>
    </style:style>
    <style:style style:name="P12" style:family="paragraph" style:parent-style-name="Heading_20_2">
      <style:text-properties officeooo:paragraph-rsid="000c4d8e"/>
    </style:style>
    <style:style style:name="P13" style:family="paragraph" style:parent-style-name="Heading_20_2">
      <style:paragraph-properties fo:text-align="justify" style:justify-single-word="false"/>
      <style:text-properties officeooo:paragraph-rsid="000c4d8e"/>
    </style:style>
    <style:style style:name="P14" style:family="paragraph" style:parent-style-name="List_20_Contents">
      <style:paragraph-properties fo:margin-left="0cm" fo:margin-right="0cm" fo:margin-top="0cm" fo:margin-bottom="0.499cm" style:contextual-spacing="false" fo:text-indent="0cm" style:auto-text-indent="false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09beef" officeooo:paragraph-rsid="0009beef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officeooo:rsid="0009beef" officeooo:paragraph-rsid="0009beef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officeooo:rsid="0013fa6e" officeooo:paragraph-rsid="0013fa6e"/>
    </style:style>
    <style:style style:name="P19" style:family="paragraph" style:parent-style-name="Table_20_Contents">
      <style:paragraph-properties fo:text-align="justify" style:justify-single-word="false"/>
    </style:style>
    <style:style style:name="P20" style:family="paragraph" style:parent-style-name="Text_20_body">
      <style:text-properties officeooo:rsid="000c4d8e" officeooo:paragraph-rsid="000c4d8e"/>
    </style:style>
    <style:style style:name="P21" style:family="paragraph" style:parent-style-name="Text_20_body">
      <style:text-properties officeooo:paragraph-rsid="000c4d8e"/>
    </style:style>
    <style:style style:name="P22" style:family="paragraph" style:parent-style-name="Text_20_body">
      <style:paragraph-properties fo:text-align="justify" style:justify-single-word="false"/>
      <style:text-properties officeooo:paragraph-rsid="000c4d8e"/>
    </style:style>
    <style:style style:name="P23" style:family="paragraph" style:parent-style-name="Text_20_body" style:list-style-name="L1"/>
    <style:style style:name="P24" style:family="paragraph" style:parent-style-name="Text_20_body" style:list-style-name="L1">
      <style:paragraph-properties fo:margin-top="0cm" fo:margin-bottom="0cm" style:contextual-spacing="false"/>
    </style:style>
    <style:style style:name="P25" style:family="paragraph" style:parent-style-name="Text_20_body" style:list-style-name="L2"/>
    <style:style style:name="P26" style:family="paragraph" style:parent-style-name="Text_20_body" style:list-style-name="L2">
      <style:paragraph-properties fo:margin-top="0cm" fo:margin-bottom="0cm" style:contextual-spacing="false"/>
    </style:style>
    <style:style style:name="P27" style:family="paragraph" style:parent-style-name="Text_20_body" style:list-style-name="L3"/>
    <style:style style:name="P28" style:family="paragraph" style:parent-style-name="Text_20_body" style:list-style-name="L3">
      <style:paragraph-properties fo:margin-top="0cm" fo:margin-bottom="0cm" style:contextual-spacing="false"/>
    </style:style>
    <style:style style:name="P29" style:family="paragraph" style:parent-style-name="Text_20_body" style:list-style-name="L4"/>
    <style:style style:name="P30" style:family="paragraph" style:parent-style-name="Text_20_body" style:list-style-name="L4">
      <style:paragraph-properties fo:margin-top="0cm" fo:margin-bottom="0cm" style:contextual-spacing="false"/>
    </style:style>
    <style:style style:name="P31" style:family="paragraph" style:parent-style-name="Text_20_body" style:list-style-name="L5"/>
    <style:style style:name="P32" style:family="paragraph" style:parent-style-name="Text_20_body" style:list-style-name="L5">
      <style:paragraph-properties fo:margin-top="0cm" fo:margin-bottom="0cm" style:contextual-spacing="false"/>
    </style:style>
    <style:style style:name="P33" style:family="paragraph" style:parent-style-name="Text_20_body">
      <style:text-properties officeooo:rsid="0011d54d" officeooo:paragraph-rsid="0011d54d"/>
    </style:style>
    <style:style style:name="P34" style:family="paragraph" style:parent-style-name="Text_20_body">
      <style:text-properties officeooo:rsid="0013fa6e" officeooo:paragraph-rsid="0013fa6e"/>
    </style:style>
    <style:style style:name="P35" style:family="paragraph" style:parent-style-name="Text_20_body">
      <style:paragraph-properties fo:break-before="page"/>
      <style:text-properties officeooo:rsid="0013fa6e" officeooo:paragraph-rsid="0013fa6e"/>
    </style:style>
    <style:style style:name="P36" style:family="paragraph" style:parent-style-name="Text_20_body">
      <style:paragraph-properties fo:text-align="justify" style:justify-single-word="false"/>
      <style:text-properties officeooo:rsid="0013fa6e" officeooo:paragraph-rsid="0013fa6e"/>
    </style:style>
    <style:style style:name="P37" style:family="paragraph" style:parent-style-name="Text_20_body" style:list-style-name="L7"/>
    <style:style style:name="P38" style:family="paragraph" style:parent-style-name="Text_20_body" style:list-style-name="L7">
      <style:paragraph-properties fo:margin-top="0cm" fo:margin-bottom="0cm" style:contextual-spacing="false"/>
    </style:style>
    <style:style style:name="P39" style:family="paragraph" style:parent-style-name="Text_20_body" style:list-style-name="L8"/>
    <style:style style:name="P40" style:family="paragraph" style:parent-style-name="Text_20_body" style:list-style-name="L8">
      <style:paragraph-properties fo:margin-top="0cm" fo:margin-bottom="0cm" style:contextual-spacing="false"/>
    </style:style>
    <style:style style:name="P41" style:family="paragraph" style:parent-style-name="Text_20_body" style:list-style-name="L9"/>
    <style:style style:name="P42" style:family="paragraph" style:parent-style-name="Text_20_body" style:list-style-name="L9">
      <style:paragraph-properties fo:margin-top="0cm" fo:margin-bottom="0cm" style:contextual-spacing="false"/>
    </style:style>
    <style:style style:name="P43" style:family="paragraph" style:parent-style-name="Text_20_body">
      <style:text-properties officeooo:rsid="001679ea" officeooo:paragraph-rsid="001679ea"/>
    </style:style>
    <style:style style:name="P44" style:family="paragraph" style:parent-style-name="Text_20_body">
      <style:text-properties officeooo:rsid="001c2bc3" officeooo:paragraph-rsid="001c2bc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c4d8e"/>
    </style:style>
    <style:style style:name="T4" style:family="text">
      <style:text-properties officeooo:rsid="000d1b4e"/>
    </style:style>
    <style:style style:name="T5" style:family="text">
      <style:text-properties officeooo:rsid="000ef67e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officeooo:rsid="0012568a"/>
    </style:style>
    <style:style style:name="T9" style:family="text">
      <style:text-properties officeooo:rsid="0019842d"/>
    </style:style>
    <style:style style:name="T10" style:family="text">
      <style:text-properties officeooo:rsid="001a710f"/>
    </style:style>
    <style:style style:name="T11" style:family="text">
      <style:text-properties officeooo:rsid="001c2bc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połeczeństwo informacyjne</text:p>
      <text:p text:style-name="P15">Projekt</text:p>
      <text:p text:style-name="P1">„Protokoły komunikacyjne w przemyśle”</text:p>
      <text:p text:style-name="P1">Bazan Michał – 163881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5">Spis treści</text:p>
          </text:index-title>
          <text:p text:style-name="P3"><text:a xlink:type="simple" xlink:href="#__RefHeading___Toc118_162296413" text:style-name="Index_20_Link" text:visited-style-name="Index_20_Link">1. Wstęp<text:tab/>3</text:a></text:p>
          <text:p text:style-name="P4"><text:a xlink:type="simple" xlink:href="#__RefHeading___Toc120_162296413" text:style-name="Index_20_Link" text:visited-style-name="Index_20_Link">1.1. Wprowadzenie do tematu komunikacji w systemach przemysłowych<text:tab/>3</text:a></text:p>
          <text:p text:style-name="P4"><text:a xlink:type="simple" xlink:href="#__RefHeading___Toc122_162296413" text:style-name="Index_20_Link" text:visited-style-name="Index_20_Link">1.2. Znaczenie niezawodnej i bezpiecznej komunikacji w przemyśle<text:tab/>3</text:a></text:p>
          <text:p text:style-name="P3"><text:a xlink:type="simple" xlink:href="#__RefHeading___Toc124_162296413" text:style-name="Index_20_Link" text:visited-style-name="Index_20_Link">2. Przegląd teoretyczny wybranych protokołów komunikacyjnych<text:tab/>4</text:a></text:p>
          <text:p text:style-name="P4"><text:a xlink:type="simple" xlink:href="#__RefHeading___Toc126_162296413" text:style-name="Index_20_Link" text:visited-style-name="Index_20_Link">2.1. Modbus TCP/IP<text:tab/>4</text:a></text:p>
          <text:p text:style-name="P4"><text:a xlink:type="simple" xlink:href="#__RefHeading___Toc128_162296413" text:style-name="Index_20_Link" text:visited-style-name="Index_20_Link">2.2. Ethernet/IP<text:tab/>7</text:a></text:p>
          <text:p text:style-name="P3"><text:a xlink:type="simple" xlink:href="#__RefHeading___Toc130_162296413" text:style-name="Index_20_Link" text:visited-style-name="Index_20_Link">3. Praktyczne zastosowanie protokołów<text:tab/>8</text:a></text:p>
          <text:p text:style-name="P4"><text:a xlink:type="simple" xlink:href="#__RefHeading___Toc132_162296413" text:style-name="Index_20_Link" text:visited-style-name="Index_20_Link">3.1. Konfiguracja komunikacji Modbus TCP/IP pomiędzy dwoma komputerami<text:tab/>8</text:a></text:p>
          <text:p text:style-name="P4"><text:a xlink:type="simple" xlink:href="#__RefHeading___Toc134_162296413" text:style-name="Index_20_Link" text:visited-style-name="Index_20_Link">3.2. Konfiguracja komunikacji Ethernet/IP między dwoma komputerami<text:tab/>8</text:a></text:p>
          <text:p text:style-name="P3"><text:a xlink:type="simple" xlink:href="#__RefHeading___Toc136_162296413" text:style-name="Index_20_Link" text:visited-style-name="Index_20_Link">4. Bezpieczeństwo komunikacji<text:tab/>9</text:a></text:p>
          <text:p text:style-name="P4"><text:a xlink:type="simple" xlink:href="#__RefHeading___Toc138_162296413" text:style-name="Index_20_Link" text:visited-style-name="Index_20_Link">4.1. Przegląd zagrożeń w komunikacji przemysłowej<text:tab/>9</text:a></text:p>
          <text:p text:style-name="P4"><text:a xlink:type="simple" xlink:href="#__RefHeading___Toc140_162296413" text:style-name="Index_20_Link" text:visited-style-name="Index_20_Link">4.2. Proste metody zabezpieczenia transmisji danych<text:tab/>9</text:a></text:p>
          <text:p text:style-name="P3"><text:a xlink:type="simple" xlink:href="#__RefHeading___Toc142_162296413" text:style-name="Index_20_Link" text:visited-style-name="Index_20_Link">5. Podsumowanie<text:tab/>10</text:a></text:p>
          <text:p text:style-name="P3"><text:a xlink:type="simple" xlink:href="#__RefHeading___Toc152_162296413" text:style-name="Index_20_Link" text:visited-style-name="Index_20_Link">Źródła<text:tab/>11</text:a></text:p>
        </text:index-body>
      </text:table-of-content>
      <text:p text:style-name="P16"/>
      <text:h text:style-name="P6" text:outline-level="1"><text:bookmark-start text:name="__RefHeading___Toc118_162296413"/>1. Wstęp<text:bookmark-end text:name="__RefHeading___Toc118_162296413"/></text:h>
      <text:p text:style-name="P22">Projekt "Protokoły komunikacyjne w przemyśle" ma na celu przedstawienie i zrozumienie różnych protokołów komunikacyjnych stosowanych w systemach przemysłowych oraz przeprowadzenie testów komunikacyjnych przy użyciu dwóch komputerów. Projekt będzie obejmować aspekty teoretyczne i praktyczne, a także zagadnienia związane z bezpieczeństwem komunikacji.</text:p>
      <text:h text:style-name="P11" text:outline-level="2"><text:bookmark-start text:name="__RefHeading___Toc120_162296413"/>1.1. Wprowadzenie do tematu komunikacji w systemach przemysłowych<text:bookmark-end text:name="__RefHeading___Toc120_162296413"/></text:h>
      <text:p text:style-name="P22"/>
      <text:p text:style-name="P22">W dzisiejszych czasach systemy przemysłowe są coraz bardziej złożone i wymagają niezawodnej komunikacji między różnymi urządzeniami i systemami. Komunikacja w systemach przemysłowych odnosi się do wymiany informacji między maszynami, czujnikami, sterownikami i innymi komponentami automatyki. Dzięki skutecznej komunikacji możliwe jest monitorowanie, kontrolowanie i optymalizowanie procesów produkcyjnych oraz zarządzanie operacjami w czasie rzeczywistym.</text:p>
      <text:p text:style-name="P22">Protokoły komunikacyjne odgrywają kluczową rolę w zapewnieniu skutecznej wymiany danych. Protokoły te definiują zasady, zgodnie z którymi urządzenia mogą komunikować się ze sobą, określając format danych, metody synchronizacji oraz mechanizmy transmisji. W systemach przemysłowych stosowane są różne protokoły, w tym Modbus, Profibus, CAN, Ethernet/IP oraz OPC UA, które różnią się pod względem zastosowania, topologii sieci oraz poziomu złożoności.</text:p>
      <text:h text:style-name="P13" text:outline-level="2"><text:bookmark-start text:name="__RefHeading___Toc122_162296413"/><text:span text:style-name="T3">1.2. Znaczenie niezawodnej i bezpiecznej komunikacji w przemyśle</text:span><text:bookmark-end text:name="__RefHeading___Toc122_162296413"/></text:h>
      <text:p text:style-name="P22"/>
      <text:p text:style-name="P22">Niezawodność komunikacji w systemach przemysłowych jest kluczowa dla zapewnienia ciągłości procesów produkcyjnych i minimalizacji ryzyka awarii. W przemyśle, gdzie każda minuta przestoju może wiązać się z dużymi stratami finansowymi, niezawodna wymiana informacji między urządzeniami pozwala na szybkie reagowanie na zmiany warunków produkcji oraz natychmiastowe podejmowanie działań naprawczych w przypadku wykrycia problemów.</text:p>
      <text:p text:style-name="P22">Bezpieczna komunikacja jest równie ważna, zwłaszcza w kontekście rosnącej liczby cyber zagrożeń. Systemy przemysłowe są coraz częściej celem ataków hakerskich, które mogą prowadzić do kradzieży danych, uszkodzenia sprzętu, a nawet do zakłócenia całego procesu produkcyjnego. Dlatego też wprowadzenie odpowiednich środków bezpieczeństwa, takich jak szyfrowanie danych, uwierzytelnianie użytkowników oraz monitorowanie sieci, jest niezbędne dla ochrony systemów przemysłowych przed nieautoryzowanym dostępem i innymi zagrożeniami.</text:p>
      <text:p text:style-name="P22">Podsumowując, niezawodna i bezpieczna komunikacja w systemach przemysłowych jest fundamentem efektywnego i bezpiecznego zarządzania procesami produkcyjnymi. W dalszych rozdziałach tego projektu zostaną szczegółowo omówione wybrane protokoły komunikacyjne, ich praktyczne zastosowania oraz metody zapewnienia bezpieczeństwa komunikacji w środowisku przemysłowym.</text:p>
      <text:h text:style-name="P7" text:outline-level="1"><text:bookmark-start text:name="__RefHeading___Toc124_162296413"/>2. Przegląd teoretyczny <text:span text:style-name="T4">wybranych</text:span> protokołów komunikacyjnych<text:bookmark-end text:name="__RefHeading___Toc124_162296413"/></text:h>
      <text:p text:style-name="P21"/>
      <text:h text:style-name="P12" text:outline-level="2"><text:bookmark-start text:name="__RefHeading___Toc126_162296413"/><text:span text:style-name="T3">2.1. Modbus TCP/IP</text:span><text:bookmark-end text:name="__RefHeading___Toc126_162296413"/></text:h>
      <text:p text:style-name="P21"/>
      <text:p text:style-name="P22">Modbus <text:span text:style-name="T8">[1]</text:span> jest jednym z najstarszych i najbardziej powszechnie stosowanych protokołów komunikacyjnych w automatyce przemysłowej. Został opracowany w 1979 roku przez firmę Modicon (obecnie część Schneider Electric) dla sterowników PLC. Oryginalnie Modbus wykorzystywał transmisję szeregową (RS-232/RS-485), jednak wraz z rozwojem technologii sieciowych, został przystosowany do pracy w sieciach Ethernet, dając początek Modbus TCP/IP.</text:p>
      <text:p text:style-name="P22"/>
      <text:p text:style-name="P22">Modbus TCP/IP jest wersją Modbus opartą na protokole TCP/IP, co pozwala na wykorzystanie standardowej infrastruktury sieciowej Ethernet do komunikacji między urządzeniami. Główne elementy architektury Modbus TCP/IP to:</text:p>
      <text:list xml:id="list3236056745" text:style-name="L1">
        <text:list-item>
          <text:p text:style-name="P24"><text:span text:style-name="Strong_20_Emphasis">Master/Slave</text:span>: Modbus TCP/IP działa w modelu klient-serwer, gdzie jeden z urządzeń pełni rolę klienta (master), wysyłającego zapytania, a inne urządzenia są serwerami (slave), które odpowiadają na te zapytania.</text:p>
        </text:list-item>
        <text:list-item>
          <text:p text:style-name="P24"><text:span text:style-name="Strong_20_Emphasis">Adresacja</text:span>: Każde urządzenie w sieci Modbus TCP/IP ma unikalny adres IP, a każdy serwer może mieć do 247 urządzeń podrzędnych (adresowanych od 1 do 247).</text:p>
        </text:list-item>
        <text:list-item>
          <text:p text:style-name="P23"><text:span text:style-name="Strong_20_Emphasis">Ram</text:span><text:span text:style-name="Strong_20_Emphasis"><text:span text:style-name="T5">ki</text:span></text:span><text:span text:style-name="Strong_20_Emphasis"> danych</text:span>: Dane są przesyłane w formie ramek, które składają się z adresu urządzenia, kodu funkcji, danych oraz sumy kontrolnej.</text:p>
        </text:list-item>
      </text:list>
      <text:p text:style-name="P22">Modbus TCP/IP jest szeroko stosowany w różnych sektorach przemysłu, w tym w automatyce budynkowej, systemach HVAC, systemach monitorowania i kontroli procesów przemysłowych, oraz w energetyce. Jego prostota i niezawodność sprawiają, że jest preferowany w wielu aplikacjach, gdzie wymagana jest stabilna i łatwa do implementacji komunikacja.</text:p>
      <text:p text:style-name="P20"/>
      <text:p text:style-name="P20">Modbus TCP/IP obsługuje różne funkcje, w tym:</text:p>
      <text:list xml:id="list258706944" text:style-name="L2">
        <text:list-item>
          <text:p text:style-name="P26"><text:span text:style-name="Strong_20_Emphasis">Czytanie i zapisywanie rejestrów</text:span>: Umożliwia odczyt i zapis danych w rejestrach urządzeń.</text:p>
        </text:list-item>
        <text:list-item>
          <text:p text:style-name="P26"><text:span text:style-name="Strong_20_Emphasis">Diagnostyka</text:span>: Umożliwia wykonywanie operacji diagnostycznych na urządzeniach.</text:p>
        </text:list-item>
        <text:list-item>
          <text:p text:style-name="P25"><text:span text:style-name="Strong_20_Emphasis">Zarządzanie urządzeniami</text:span>: Umożliwia zarządzanie i konfigurację urządzeń w sieci.</text:p>
        </text:list-item>
      </text:list>
      <text:p text:style-name="P20"><text:span text:style-name="Emphasis"><text:span text:style-name="T7">Zalety</text:span></text:span><text:span text:style-name="Emphasis">:</text:span></text:p>
      <text:list xml:id="list3629594478" text:style-name="L3">
        <text:list-item>
          <text:p text:style-name="P28">Prosty i łatwy do implementacji.</text:p>
        </text:list-item>
        <text:list-item>
          <text:p text:style-name="P28">Wysoka kompatybilność z różnymi urządzeniami.</text:p>
        </text:list-item>
        <text:list-item>
          <text:p text:style-name="P27">Wykorzystuje istniejącą infrastrukturę sieciową Ethernet.</text:p>
        </text:list-item>
      </text:list>
      <text:p text:style-name="P20"><text:span text:style-name="Emphasis"><text:span text:style-name="T7">Wady</text:span></text:span><text:span text:style-name="Emphasis">:</text:span></text:p>
      <text:list xml:id="list710116814" text:style-name="L4">
        <text:list-item>
          <text:p text:style-name="P30">Ograniczone funkcje w porównaniu z bardziej zaawansowanymi protokołami.</text:p>
        </text:list-item>
        <text:list-item>
          <text:p text:style-name="P29">Brak wbudowanych mechanizmów bezpieczeństwa.</text:p>
        </text:list-item>
      </text:list>
      <text:p text:style-name="P34"><text:soft-page-break/>Ramka modbus w trybie ASCII</text:p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 table:number-columns-repeated="2"/>
        <table:table-column table:style-name="Tabela1.A"/>
        <table:table-column table:style-name="Tabela1.B" table:number-columns-repeated="2"/>
        <table:table-column table:style-name="Tabela1.A"/>
        <table:table-column table:style-name="Tabela1.B" table:number-columns-repeated="2"/>
        <table:table-column table:style-name="Tabela1.A"/>
        <table:table-row>
          <table:table-cell table:style-name="Tabela1.A1" office:value-type="string">
            <text:p text:style-name="P17">:</text:p>
          </table:table-cell>
          <table:table-cell table:style-name="Tabela1.A1" table:number-columns-spanned="2" office:value-type="string">
            <text:p text:style-name="P18">Adres</text:p>
          </table:table-cell>
          <table:covered-table-cell/>
          <table:table-cell table:style-name="Tabela1.A1" table:number-columns-spanned="2" office:value-type="string">
            <text:p text:style-name="P18">Kod funkcji</text:p>
          </table:table-cell>
          <table:covered-table-cell/>
          <table:table-cell table:style-name="Tabela1.A1" table:number-columns-spanned="3" office:value-type="string">
            <text:p text:style-name="P18">Dane</text:p>
          </table:table-cell>
          <table:covered-table-cell/>
          <table:covered-table-cell/>
          <table:table-cell table:style-name="Tabela1.A1" table:number-columns-spanned="2" office:value-type="string">
            <text:p text:style-name="P18">Suma kontrolna</text:p>
          </table:table-cell>
          <table:covered-table-cell/>
          <table:table-cell table:style-name="Tabela1.A1" office:value-type="string">
            <text:p text:style-name="P18">CR</text:p>
          </table:table-cell>
          <table:table-cell table:style-name="Tabela1.L1" office:value-type="string">
            <text:p text:style-name="P18">LF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17">...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L2" office:value-type="string">
            <text:p text:style-name="Table_20_Contents"/>
          </table:table-cell>
        </table:table-row>
      </table:table>
      <text:p text:style-name="P34"/>
      <text:p text:style-name="P36">Bajty wysyłane są szesnastkowo (po dwa znaki ASCII) a odstępy pomiędzy kolejnymi znakami ramki są mniejsze niż 1 sekunda.</text:p>
      <text:p text:style-name="P36"/>
      <text:p text:style-name="P36">Ramka komunikacyjna w trybie RTU</text:p>
      <table:table table:name="Tabela2" table:style-name="Tabela2">
        <table:table-column table:style-name="Tabela2.A" table:number-columns-repeated="9"/>
        <table:table-row>
          <table:table-cell table:style-name="Tabela2.A1" table:number-columns-spanned="2" office:value-type="string">
            <text:p text:style-name="P18">Adres</text:p>
          </table:table-cell>
          <table:covered-table-cell/>
          <table:table-cell table:style-name="Tabela2.A1" table:number-columns-spanned="2" office:value-type="string">
            <text:p text:style-name="P18">Kod funkcji</text:p>
          </table:table-cell>
          <table:covered-table-cell/>
          <table:table-cell table:style-name="Tabela2.A1" table:number-columns-spanned="3" office:value-type="string">
            <text:p text:style-name="P18">Dane</text:p>
          </table:table-cell>
          <table:covered-table-cell/>
          <table:covered-table-cell/>
          <table:table-cell table:style-name="Tabela2.H1" table:number-columns-spanned="2" office:value-type="string">
            <text:p text:style-name="P18">Suma kontrolna</text:p>
          </table:table-cell>
          <table:covered-table-cell/>
        </table:table-row>
        <table:table-row>
          <table:table-cell table:style-name="Tabela2.A2" office:value-type="string">
            <text:p text:style-name="P19"/>
          </table:table-cell>
          <table:table-cell table:style-name="Tabela2.A2" office:value-type="string">
            <text:p text:style-name="P19"/>
          </table:table-cell>
          <table:table-cell table:style-name="Tabela2.A2" office:value-type="string">
            <text:p text:style-name="P19"/>
          </table:table-cell>
          <table:table-cell table:style-name="Tabela2.A2" office:value-type="string">
            <text:p text:style-name="P19"/>
          </table:table-cell>
          <table:table-cell table:style-name="Tabela2.A2" office:value-type="string">
            <text:p text:style-name="P19"/>
          </table:table-cell>
          <table:table-cell table:style-name="Tabela2.A2" office:value-type="string">
            <text:p text:style-name="P17">...</text:p>
          </table:table-cell>
          <table:table-cell table:style-name="Tabela2.A2" office:value-type="string">
            <text:p text:style-name="P19"/>
          </table:table-cell>
          <table:table-cell table:style-name="Tabela2.A2" office:value-type="string">
            <text:p text:style-name="P19"/>
          </table:table-cell>
          <table:table-cell table:style-name="Tabela2.I2" office:value-type="string">
            <text:p text:style-name="P19"/>
          </table:table-cell>
        </table:table-row>
      </table:table>
      <text:p text:style-name="P36"/>
      <text:p text:style-name="P36">Bajty wysyłane są jako znaki ośmiobitowe a każda ramka jest poprzedzona odstępem większym niż 3.5T (gdzie T oznacza czas transmisji jednego znaku).</text:p>
      <text:p text:style-name="P36"/>
      <text:p text:style-name="P36">Znaczenie bajtów</text:p>
      <text:p text:style-name="P36"><text:s/>- <text:span text:style-name="T2">adres</text:span><text:span text:style-name="T1">:</text:span></text:p>
      <text:p text:style-name="P36">0 – adres rozgłoszeniowy</text:p>
      <text:p text:style-name="P36">1 – 247 – adres jednostki server</text:p>
      <text:p text:style-name="P36"/>
      <text:p text:style-name="P36">- <text:span text:style-name="T2">kod funkcji</text:span><text:span text:style-name="T1">:</text:span></text:p>
      <text:p text:style-name="P36">1 $01 odczyt wyjść bitowych</text:p>
      <text:p text:style-name="P36">2 $02 odczyt wejść bitowych</text:p>
      <text:p text:style-name="P36">3 $03 odczyt n rejestrów</text:p>
      <text:p text:style-name="P36">4 $04 odczyt n rejestrów wejściowych</text:p>
      <text:p text:style-name="P36">5 $05 zapis 1 bitu</text:p>
      <text:p text:style-name="P36">6 $06 zapis 1 rejestru</text:p>
      <text:p text:style-name="P36">7 $07 odczyt statusu</text:p>
      <text:p text:style-name="P36">8 $08 test diagnostyczny</text:p>
      <text:p text:style-name="P36">15 $0F zapis n bitów</text:p>
      <text:p text:style-name="P36">16 $10 zapis n rejestrów</text:p>
      <text:p text:style-name="P36">17 $11 identyfikacja urządzenia server</text:p>
      <text:p text:style-name="P36">128 – 255 $80–$FF zarezerwowane na odpowiedzi błędne </text:p>
      <text:p text:style-name="P35">Obsługa błędów komunikacji:</text:p>
      <text:p text:style-name="P34">- odesłanie przez server ramki z kodem błędu:</text:p>
      <text:p text:style-name="P14">01 – niedozwolona funkcja<text:line-break/>02 – niedozwolony numer rejestru<text:line-break/>03 – niedozwolona wartość danej<text:line-break/>04 – uszkodzenie w przyłączonym urządzeniu<text:line-break/>05 – potwierdzenie pozytywne<text:line-break/>06 – brak gotowości, komunikat usunięty<text:line-break/>07 – potwierdzenie negatywne<text:line-break/>08 – błąd parzystości pamięci</text:p>
      <text:p text:style-name="P34">- przy przekroczeniu czasu oczekiwania na odpowiedź serwer nie odsyła odpowiedzi.</text:p>
      <text:h text:style-name="P10" text:outline-level="2" text:is-list-header="true"><text:bookmark-start text:name="__RefHeading___Toc128_162296413"/>2.2. Ethernet/IP<text:bookmark-end text:name="__RefHeading___Toc128_162296413"/></text:h>
      <text:p text:style-name="P21"/>
      <text:p text:style-name="P22">Ethernet/IP <text:span text:style-name="T9">[2]</text:span> (Ethernet Industrial Protocol) został opracowany przez Rockwell Automation i jest zarządzany przez organizację ODVA (Open DeviceNet Vendors Association). Ethernet/IP wykorzystuje standardowy protokół Ethernet i warstwę transportową TCP/IP, integrując je z przemysłowym protokołem aplikacyjnym CIP (Common Industrial Protocol), co pozwala na jego szerokie zastosowanie w przemysłowych systemach automatyki.</text:p>
      <text:p text:style-name="P22"/>
      <text:p text:style-name="P22">Ethernet/IP działa w modelu producent-konsument, co oznacza, że dane mogą być przesyłane od jednego nadawcy (producenta) do wielu odbiorców (konsumentów). Kluczowe elementy architektury Ethernet/IP to:</text:p>
      <text:list xml:id="list3066914955" text:style-name="L5">
        <text:list-item>
          <text:p text:style-name="P32"><text:span text:style-name="Strong_20_Emphasis">CIP (Common Industrial Protocol)</text:span>: CIP zapewnia jednolity model danych i mechanizmy komunikacji, które mogą być używane w różnych sieciach przemysłowych.</text:p>
        </text:list-item>
        <text:list-item>
          <text:p text:style-name="P32"><text:span text:style-name="Strong_20_Emphasis">TCP/IP i UDP</text:span>: Ethernet/IP wykorzystuje zarówno TCP/IP do niezawodnych transmisji oraz UDP do szybkich i mniej wymagających czasowo transmisji danych.</text:p>
        </text:list-item>
        <text:list-item>
          <text:p text:style-name="P31"><text:span text:style-name="Strong_20_Emphasis">En</text:span><text:span text:style-name="Strong_20_Emphasis"><text:span text:style-name="T10">k</text:span></text:span><text:span text:style-name="Strong_20_Emphasis">apsulacja</text:span>: Dane CIP są enkapsulowane w standardowe ramki Ethernet <text:span text:style-name="T11">[3]</text:span>, co pozwala na wykorzystanie standardowych urządzeń sieciowych, takich jak switche i routery.</text:p>
        </text:list-item>
      </text:list>
      <text:p text:style-name="P22"/>
      <text:p text:style-name="P22">Ethernet/IP jest szeroko stosowany w automatyce przemysłowej, w tym w systemach sterowania procesami, systemach monitorowania, systemach transportowych, a także w robotyce i automatyzacji produkcji. Jego zdolność do obsługi dużych ilości danych w czasie rzeczywistym sprawia, że jest idealnym rozwiązaniem dla aplikacji wymagających wysokiej wydajności.</text:p>
      <text:p text:style-name="P22"/>
      <text:p text:style-name="P22">Ethernet/IP oferuje szereg funkcji, które obejmują:</text:p>
      <text:list xml:id="list1526485715" text:style-name="L7">
        <text:list-item>
          <text:p text:style-name="P38"><text:span text:style-name="Strong_20_Emphasis">Kontrola cykliczna (I/O)</text:span>: Umożliwia szybką i niezawodną wymianę danych wejścia/wyjścia między urządzeniami.</text:p>
        </text:list-item>
        <text:list-item>
          <text:p text:style-name="P38"><text:span text:style-name="Strong_20_Emphasis">Messaging (Explicit Messaging)</text:span>: Umożliwia wysyłanie specjalnych komunikatów konfiguracyjnych, diagnostycznych i sterujących.</text:p>
        </text:list-item>
        <text:list-item>
          <text:p text:style-name="P37"><text:span text:style-name="Strong_20_Emphasis">Bezpieczeństwo</text:span>: Ethernet/IP obsługuje funkcje bezpieczeństwa, takie jak szyfrowanie danych i uwierzytelnianie, co jest istotne w nowoczesnych systemach przemysłowych.</text:p>
        </text:list-item>
      </text:list>
      <text:p text:style-name="P22"><text:span text:style-name="Emphasis"><text:span text:style-name="T7">Zalety</text:span></text:span><text:span text:style-name="Emphasis">:</text:span></text:p>
      <text:list xml:id="list3990792467" text:style-name="L8">
        <text:list-item>
          <text:p text:style-name="P40">Wysoka przepustowość i niskie opóźnienia.</text:p>
        </text:list-item>
        <text:list-item>
          <text:p text:style-name="P40">Możliwość obsługi dużej liczby urządzeń w sieci.</text:p>
        </text:list-item>
        <text:list-item>
          <text:p text:style-name="P39">Zintegrowane funkcje bezpieczeństwa.</text:p>
        </text:list-item>
      </text:list>
      <text:p text:style-name="P22"><text:span text:style-name="Emphasis"><text:span text:style-name="T2">Wady</text:span></text:span><text:span text:style-name="Emphasis">:</text:span></text:p>
      <text:list xml:id="list1127933748" text:style-name="L9">
        <text:list-item>
          <text:p text:style-name="P42">Złożoność implementacji w porównaniu z prostszymi protokołami.</text:p>
        </text:list-item>
        <text:list-item>
          <text:p text:style-name="P41">Wyższe wymagania sprzętowe i kosztowe.</text:p>
        </text:list-item>
      </text:list>
      <text:p text:style-name="P22"/>
      <text:h text:style-name="P6" text:outline-level="1"><text:bookmark-start text:name="__RefHeading___Toc130_162296413"/>3. Praktyczne zastosowanie protokołów<text:bookmark-end text:name="__RefHeading___Toc130_162296413"/></text:h>
      <text:p text:style-name="P21"/>
      <text:p text:style-name="P22">W tej części projektu zostaną omówione kroki konieczne do skonfigurowania komunikacji Modbus TCP/IP oraz Ethernet/IP pomiędzy dwoma komputerami: komputerem fizycznym z systemem Linux oraz maszyną wirtualną również z systemem Linux.</text:p>
      <text:h text:style-name="P11" text:outline-level="2"><text:bookmark-start text:name="__RefHeading___Toc132_162296413"/>3.1. Konfiguracja komunikacji Modbus TCP/IP pomiędzy dwoma komputerami<text:bookmark-end text:name="__RefHeading___Toc132_162296413"/></text:h>
      <text:p text:style-name="P22"/>
      <text:h text:style-name="P11" text:outline-level="2"><text:bookmark-start text:name="__RefHeading___Toc134_162296413"/>3.2. Konfiguracja komunikacji Ethernet/IP między dwoma komputerami<text:bookmark-end text:name="__RefHeading___Toc134_162296413"/></text:h>
      <text:p text:style-name="P22"/>
      <text:p text:style-name="P22"/>
      <text:h text:style-name="P6" text:outline-level="1"><text:bookmark-start text:name="__RefHeading___Toc136_162296413"/>4. Bezpieczeństwo komunikacji<text:bookmark-end text:name="__RefHeading___Toc136_162296413"/></text:h>
      <text:p text:style-name="P21"/>
      <text:h text:style-name="P9" text:outline-level="2"><text:bookmark-start text:name="__RefHeading___Toc138_162296413"/>4.1. Przegląd zagrożeń w komunikacji przemysłowej<text:bookmark-end text:name="__RefHeading___Toc138_162296413"/></text:h>
      <text:p text:style-name="P21"/>
      <text:h text:style-name="P9" text:outline-level="2"><text:bookmark-start text:name="__RefHeading___Toc140_162296413"/>4.2. Proste metody zabezpieczenia transmisji danych<text:bookmark-end text:name="__RefHeading___Toc140_162296413"/></text:h>
      <text:p text:style-name="P21"/>
      <text:h text:style-name="P6" text:outline-level="1"><text:bookmark-start text:name="__RefHeading___Toc142_162296413"/>5. Podsumowanie<text:bookmark-end text:name="__RefHeading___Toc142_162296413"/></text:h>
      <text:p text:style-name="P21"/>
      <text:p text:style-name="P22">Modbus TCP/IP i Ethernet/IP to dwa powszechnie stosowane protokoły komunikacyjne w przemyśle, każdy z nich mający swoje unikalne cechy i zastosowania. Modbus TCP/IP jest prosty i łatwy do implementacji, co czyni go idealnym do prostych aplikacji monitorujących i sterujących. Z kolei Ethernet/IP oferuje zaawansowane funkcje, wysoką wydajność i zintegrowane mechanizmy bezpieczeństwa, co czyni go bardziej odpowiednim dla złożonych i wymagających aplikacji przemysłowych. Wybór odpowiedniego protokołu zależy od specyficznych potrzeb i wymagań systemu przemysłowego.</text:p>
      <text:h text:style-name="P8" text:outline-level="1"><text:bookmark-start text:name="__RefHeading___Toc152_162296413"/>Źródła<text:bookmark-end text:name="__RefHeading___Toc152_162296413"/></text:h>
      <text:p text:style-name="P33">[1]. <text:a xlink:type="simple" xlink:href="https://pl.wikipedia.org/wiki/Modbus" text:style-name="Internet_20_link" text:visited-style-name="Visited_20_Internet_20_Link">https://pl.wikipedia.org/wiki/Modbus</text:a></text:p>
      <text:p text:style-name="P43">[2]. <text:a xlink:type="simple" xlink:href="https://en.wikipedia.org/wiki/EtherNet/IP" text:style-name="Internet_20_link" text:visited-style-name="Visited_20_Internet_20_Link">https://en.wikipedia.org/wiki/EtherNet/IP</text:a></text:p>
      <text:p text:style-name="P44">[3]. <text:a xlink:type="simple" xlink:href="https://pl.wikipedia.org/wiki/Ethernet" text:style-name="Internet_20_link" text:visited-style-name="Visited_20_Internet_20_Link">https://pl.wikipedia.org/wiki/Ethernet</text:a></text:p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2T15:01:41.598452712</meta:creation-date>
    <dc:date>2024-06-02T15:45:25.266215709</dc:date>
    <meta:editing-duration>PT40M37S</meta:editing-duration>
    <meta:editing-cycles>16</meta:editing-cycles>
    <meta:generator>LibreOffice/7.3.7.2$Linux_X86_64 LibreOffice_project/30$Build-2</meta:generator>
    <meta:document-statistic meta:table-count="2" meta:image-count="0" meta:object-count="0" meta:page-count="11" meta:paragraph-count="116" meta:word-count="1306" meta:character-count="10170" meta:non-whitespace-character-count="8988"/>
  </office:meta>
</office:document-meta>
</file>